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843286226447" calcext:value-type="float">
            <text:p>2.24843</text:p>
          </table:table-cell>
          <table:table-cell office:value-type="float" office:value="2.44793417542104" calcext:value-type="float">
            <text:p>2.44793</text:p>
          </table:table-cell>
          <table:table-cell office:value-type="float" office:value="3.64270260130065" calcext:value-type="float">
            <text:p>3.642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113577622144" calcext:value-type="float">
            <text:p>2.24114</text:p>
          </table:table-cell>
          <table:table-cell office:value-type="float" office:value="2.44634463064866" calcext:value-type="float">
            <text:p>2.44634</text:p>
          </table:table-cell>
          <table:table-cell office:value-type="float" office:value="3.63244997498749" calcext:value-type="float">
            <text:p>3.6324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39156664166" calcext:value-type="float">
            <text:p>2.32392</text:p>
          </table:table-cell>
          <table:table-cell office:value-type="float" office:value="2.445904705343" calcext:value-type="float">
            <text:p>2.4459</text:p>
          </table:table-cell>
          <table:table-cell office:value-type="float" office:value="4.37671417854464" calcext:value-type="float">
            <text:p>4.3767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2074341502042" calcext:value-type="float">
            <text:p>2.32074</text:p>
          </table:table-cell>
          <table:table-cell office:value-type="float" office:value="2.44078623822622" calcext:value-type="float">
            <text:p>2.44079</text:p>
          </table:table-cell>
          <table:table-cell office:value-type="float" office:value="4.33054013503376" calcext:value-type="float">
            <text:p>4.3305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980109610736" calcext:value-type="float">
            <text:p>2.1898</text:p>
          </table:table-cell>
          <table:table-cell office:value-type="float" office:value="2.39854734516963" calcext:value-type="float">
            <text:p>2.39855</text:p>
          </table:table-cell>
          <table:table-cell office:value-type="float" office:value="3.73018754688672" calcext:value-type="float">
            <text:p>3.7301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901985913145" calcext:value-type="float">
            <text:p>2.18902</text:p>
          </table:table-cell>
          <table:table-cell office:value-type="float" office:value="2.39356703759273" calcext:value-type="float">
            <text:p>2.39357</text:p>
          </table:table-cell>
          <table:table-cell office:value-type="float" office:value="3.70231182795699" calcext:value-type="float">
            <text:p>3.7023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001907203602" calcext:value-type="float">
            <text:p>2.19002</text:p>
          </table:table-cell>
          <table:table-cell office:value-type="float" office:value="2.36797096464899" calcext:value-type="float">
            <text:p>2.36797</text:p>
          </table:table-cell>
          <table:table-cell office:value-type="float" office:value="3.33683216608304" calcext:value-type="float">
            <text:p>3.3368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213387943972" calcext:value-type="float">
            <text:p>2.20213</text:p>
          </table:table-cell>
          <table:table-cell office:value-type="float" office:value="2.35782849758212" calcext:value-type="float">
            <text:p>2.35783</text:p>
          </table:table-cell>
          <table:table-cell office:value-type="float" office:value="3.24636693346673" calcext:value-type="float">
            <text:p>3.2463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930847514181" calcext:value-type="float">
            <text:p>2.15931</text:p>
          </table:table-cell>
          <table:table-cell office:value-type="float" office:value="2.35680930930931" calcext:value-type="float">
            <text:p>2.35681</text:p>
          </table:table-cell>
          <table:table-cell office:value-type="float" office:value="3.33717842842843" calcext:value-type="float">
            <text:p>3.33718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423986486486" calcext:value-type="float">
            <text:p>2.16424</text:p>
          </table:table-cell>
          <table:table-cell office:value-type="float" office:value="2.35441212045379" calcext:value-type="float">
            <text:p>2.35441</text:p>
          </table:table-cell>
          <table:table-cell office:value-type="float" office:value="3.31826076076076" calcext:value-type="float">
            <text:p>3.31826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34716999080114" calcext:value-type="float">
            <text:p>2.34717</text:p>
          </table:table-cell>
          <table:table-cell office:value-type="float" office:value="2.52969852818197" calcext:value-type="float">
            <text:p>2.5297</text:p>
          </table:table-cell>
          <table:table-cell office:value-type="float" office:value="5.3535825388861" calcext:value-type="float">
            <text:p>5.35358</text:p>
          </table:table-cell>
          <table:table-cell office:value-type="float" office:value="9566400" calcext:value-type="float">
            <text:p>9566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62357113058" calcext:value-type="float">
            <text:p>2.16624</text:p>
          </table:table-cell>
          <table:table-cell office:value-type="float" office:value="2.34438662911973" calcext:value-type="float">
            <text:p>2.34439</text:p>
          </table:table-cell>
          <table:table-cell office:value-type="float" office:value="3.83768085106383" calcext:value-type="float">
            <text:p>3.83768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626546725073" calcext:value-type="float">
            <text:p>2.16265</text:p>
          </table:table-cell>
          <table:table-cell office:value-type="float" office:value="2.34337526074259" calcext:value-type="float">
            <text:p>2.34338</text:p>
          </table:table-cell>
          <table:table-cell office:value-type="float" office:value="3.84109386733417" calcext:value-type="float">
            <text:p>3.84109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33242870881418" calcext:value-type="float">
            <text:p>2.33243</text:p>
          </table:table-cell>
          <table:table-cell office:value-type="float" office:value="2.52059447650109" calcext:value-type="float">
            <text:p>2.52059</text:p>
          </table:table-cell>
          <table:table-cell office:value-type="float" office:value="5.35622428499749" calcext:value-type="float">
            <text:p>5.35622</text:p>
          </table:table-cell>
          <table:table-cell office:value-type="float" office:value="9566400" calcext:value-type="float">
            <text:p>9566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5116891779223" calcext:value-type="float">
            <text:p>2.15117</text:p>
          </table:table-cell>
          <table:table-cell office:value-type="float" office:value="2.31153733116558" calcext:value-type="float">
            <text:p>2.31154</text:p>
          </table:table-cell>
          <table:table-cell office:value-type="float" office:value="3.24491995997999" calcext:value-type="float">
            <text:p>3.2449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993976154744" calcext:value-type="float">
            <text:p>2.14994</text:p>
          </table:table-cell>
          <table:table-cell office:value-type="float" office:value="2.30703945722861" calcext:value-type="float">
            <text:p>2.30704</text:p>
          </table:table-cell>
          <table:table-cell office:value-type="float" office:value="3.19587668834417" calcext:value-type="float">
            <text:p>3.1958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521506049228" calcext:value-type="float">
            <text:p>2.30522</text:p>
          </table:table-cell>
          <table:table-cell office:value-type="float" office:value="2.37657373800584" calcext:value-type="float">
            <text:p>2.37657</text:p>
          </table:table-cell>
          <table:table-cell office:value-type="float" office:value="4.06711389236546" calcext:value-type="float">
            <text:p>4.06711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560148101794" calcext:value-type="float">
            <text:p>2.2856</text:p>
          </table:table-cell>
          <table:table-cell office:value-type="float" office:value="2.36581560283688" calcext:value-type="float">
            <text:p>2.36582</text:p>
          </table:table-cell>
          <table:table-cell office:value-type="float" office:value="4.05093491864831" calcext:value-type="float">
            <text:p>4.05093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50048970576" calcext:value-type="float">
            <text:p>2.275</text:p>
          </table:table-cell>
          <table:table-cell office:value-type="float" office:value="2.34801950487622" calcext:value-type="float">
            <text:p>2.34802</text:p>
          </table:table-cell>
          <table:table-cell office:value-type="float" office:value="3.6947424356089" calcext:value-type="float">
            <text:p>3.6947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7498332916562" calcext:value-type="float">
            <text:p>2.27498</text:p>
          </table:table-cell>
          <table:table-cell office:value-type="float" office:value="2.34456270317579" calcext:value-type="float">
            <text:p>2.34456</text:p>
          </table:table-cell>
          <table:table-cell office:value-type="float" office:value="3.68094898724681" calcext:value-type="float">
            <text:p>3.6809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343525929631" calcext:value-type="float">
            <text:p>2.27344</text:p>
          </table:table-cell>
          <table:table-cell office:value-type="float" office:value="2.35820566533267" calcext:value-type="float">
            <text:p>2.35821</text:p>
          </table:table-cell>
          <table:table-cell office:value-type="float" office:value="3.65526013006503" calcext:value-type="float">
            <text:p>3.6552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78537342669" calcext:value-type="float">
            <text:p>2.26785</text:p>
          </table:table-cell>
          <table:table-cell office:value-type="float" office:value="2.34583354171876" calcext:value-type="float">
            <text:p>2.34583</text:p>
          </table:table-cell>
          <table:table-cell office:value-type="float" office:value="3.7459152288072" calcext:value-type="float">
            <text:p>3.7459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337575037519" calcext:value-type="float">
            <text:p>2.26338</text:p>
          </table:table-cell>
          <table:table-cell office:value-type="float" office:value="2.38547648824412" calcext:value-type="float">
            <text:p>2.38548</text:p>
          </table:table-cell>
          <table:table-cell office:value-type="float" office:value="3.64747873936968" calcext:value-type="float">
            <text:p>3.6474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569270703027" calcext:value-type="float">
            <text:p>2.23569</text:p>
          </table:table-cell>
          <table:table-cell office:value-type="float" office:value="2.2580982611959" calcext:value-type="float">
            <text:p>2.2581</text:p>
          </table:table-cell>
          <table:table-cell office:value-type="float" office:value="3.14230923192394" calcext:value-type="float">
            <text:p>3.14231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5477185518852" calcext:value-type="float">
            <text:p>2.25477</text:p>
          </table:table-cell>
          <table:table-cell office:value-type="float" office:value="2.47281614948282" calcext:value-type="float">
            <text:p>2.47282</text:p>
          </table:table-cell>
          <table:table-cell office:value-type="float" office:value="4.51707582582583" calcext:value-type="float">
            <text:p>4.51708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231956612432" calcext:value-type="float">
            <text:p>2.25232</text:p>
          </table:table-cell>
          <table:table-cell office:value-type="float" office:value="2.30695974134335" calcext:value-type="float">
            <text:p>2.30696</text:p>
          </table:table-cell>
          <table:table-cell office:value-type="float" office:value="3.56966332916145" calcext:value-type="float">
            <text:p>3.56966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108798032842" calcext:value-type="float">
            <text:p>2.25109</text:p>
          </table:table-cell>
          <table:table-cell office:value-type="float" office:value="2.36219138117863" calcext:value-type="float">
            <text:p>2.36219</text:p>
          </table:table-cell>
          <table:table-cell office:value-type="float" office:value="3.76339709927482" calcext:value-type="float">
            <text:p>3.763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031984742371" calcext:value-type="float">
            <text:p>2.25032</text:p>
          </table:table-cell>
          <table:table-cell office:value-type="float" office:value="2.31751855094214" calcext:value-type="float">
            <text:p>2.31752</text:p>
          </table:table-cell>
          <table:table-cell office:value-type="float" office:value="3.56792271135568" calcext:value-type="float">
            <text:p>3.5679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669992077391" calcext:value-type="float">
            <text:p>2.2167</text:p>
          </table:table-cell>
          <table:table-cell office:value-type="float" office:value="2.24962336335585" calcext:value-type="float">
            <text:p>2.24962</text:p>
          </table:table-cell>
          <table:table-cell office:value-type="float" office:value="3.14608456342257" calcext:value-type="float">
            <text:p>3.14608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4319711939303" calcext:value-type="float">
            <text:p>2.2432</text:p>
          </table:table-cell>
          <table:table-cell office:value-type="float" office:value="2.38860086293147" calcext:value-type="float">
            <text:p>2.3886</text:p>
          </table:table-cell>
          <table:table-cell office:value-type="float" office:value="3.41420085042521" calcext:value-type="float">
            <text:p>3.414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298597215274" calcext:value-type="float">
            <text:p>2.24299</text:p>
          </table:table-cell>
          <table:table-cell office:value-type="float" office:value="2.33404452226113" calcext:value-type="float">
            <text:p>2.33404</text:p>
          </table:table-cell>
          <table:table-cell office:value-type="float" office:value="3.54615057528764" calcext:value-type="float">
            <text:p>3.5461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174049049049" calcext:value-type="float">
            <text:p>2.24174</text:p>
          </table:table-cell>
          <table:table-cell office:value-type="float" office:value="2.47683110193527" calcext:value-type="float">
            <text:p>2.47683</text:p>
          </table:table-cell>
          <table:table-cell office:value-type="float" office:value="4.56191441441442" calcext:value-type="float">
            <text:p>4.56191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044292979823" calcext:value-type="float">
            <text:p>2.24044</text:p>
          </table:table-cell>
          <table:table-cell office:value-type="float" office:value="2.39883327080207" calcext:value-type="float">
            <text:p>2.39883</text:p>
          </table:table-cell>
          <table:table-cell office:value-type="float" office:value="3.48053776888444" calcext:value-type="float">
            <text:p>3.4805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70727993325" calcext:value-type="float">
            <text:p>2.23707</text:p>
          </table:table-cell>
          <table:table-cell office:value-type="float" office:value="2.30452012932833" calcext:value-type="float">
            <text:p>2.30452</text:p>
          </table:table-cell>
          <table:table-cell office:value-type="float" office:value="3.6191576971214" calcext:value-type="float">
            <text:p>3.61916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3333625804295" calcext:value-type="float">
            <text:p>2.23334</text:p>
          </table:table-cell>
          <table:table-cell office:value-type="float" office:value="2.54542826105122" calcext:value-type="float">
            <text:p>2.54543</text:p>
          </table:table-cell>
          <table:table-cell office:value-type="float" office:value="4.4235785911256" calcext:value-type="float">
            <text:p>4.42358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133222861431" calcext:value-type="float">
            <text:p>2.23133</text:p>
          </table:table-cell>
          <table:table-cell office:value-type="float" office:value="2.35303339169585" calcext:value-type="float">
            <text:p>2.35303</text:p>
          </table:table-cell>
          <table:table-cell office:value-type="float" office:value="3.5828851925963" calcext:value-type="float">
            <text:p>3.5828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2980917542104" calcext:value-type="float">
            <text:p>2.22981</text:p>
          </table:table-cell>
          <table:table-cell office:value-type="float" office:value="2.35284235867934" calcext:value-type="float">
            <text:p>2.35284</text:p>
          </table:table-cell>
          <table:table-cell office:value-type="float" office:value="3.54113431715858" calcext:value-type="float">
            <text:p>3.5411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535639675775" calcext:value-type="float">
            <text:p>2.22536</text:p>
          </table:table-cell>
          <table:table-cell office:value-type="float" office:value="2.53220606668338" calcext:value-type="float">
            <text:p>2.53221</text:p>
          </table:table-cell>
          <table:table-cell office:value-type="float" office:value="4.43558034595137" calcext:value-type="float">
            <text:p>4.43558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838303325831" calcext:value-type="float">
            <text:p>2.21838</text:p>
          </table:table-cell>
          <table:table-cell office:value-type="float" office:value="2.2258998082854" calcext:value-type="float">
            <text:p>2.2259</text:p>
          </table:table-cell>
          <table:table-cell office:value-type="float" office:value="2.7216816704176" calcext:value-type="float">
            <text:p>2.7216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649267284569" calcext:value-type="float">
            <text:p>2.21649</text:p>
          </table:table-cell>
          <table:table-cell office:value-type="float" office:value="2.53485157815631" calcext:value-type="float">
            <text:p>2.53485</text:p>
          </table:table-cell>
          <table:table-cell office:value-type="float" office:value="4.53581788577154" calcext:value-type="float">
            <text:p>4.53582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604229197932" calcext:value-type="float">
            <text:p>2.21604</text:p>
          </table:table-cell>
          <table:table-cell office:value-type="float" office:value="2.26817033516758" calcext:value-type="float">
            <text:p>2.26817</text:p>
          </table:table-cell>
          <table:table-cell office:value-type="float" office:value="3.12615807903952" calcext:value-type="float">
            <text:p>3.1261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462928232058" calcext:value-type="float">
            <text:p>2.21463</text:p>
          </table:table-cell>
          <table:table-cell office:value-type="float" office:value="2.22429857464366" calcext:value-type="float">
            <text:p>2.2243</text:p>
          </table:table-cell>
          <table:table-cell office:value-type="float" office:value="2.7597311827957" calcext:value-type="float">
            <text:p>2.7597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12214297631" calcext:value-type="float">
            <text:p>2.21122</text:p>
          </table:table-cell>
          <table:table-cell office:value-type="float" office:value="2.18808714964965" calcext:value-type="float">
            <text:p>2.18809</text:p>
          </table:table-cell>
          <table:table-cell office:value-type="float" office:value="3.35226101101101" calcext:value-type="float">
            <text:p>3.35226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0949357047428" calcext:value-type="float">
            <text:p>2.20949</text:p>
          </table:table-cell>
          <table:table-cell office:value-type="float" office:value="2.55087080410822" calcext:value-type="float">
            <text:p>2.55087</text:p>
          </table:table-cell>
          <table:table-cell office:value-type="float" office:value="4.46512775551102" calcext:value-type="float">
            <text:p>4.46513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83748331665" calcext:value-type="float">
            <text:p>2.20837</text:p>
          </table:table-cell>
          <table:table-cell office:value-type="float" office:value="2.20098483900567" calcext:value-type="float">
            <text:p>2.20098</text:p>
          </table:table-cell>
          <table:table-cell office:value-type="float" office:value="3.41967092092092" calcext:value-type="float">
            <text:p>3.4196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0820413436692" calcext:value-type="float">
            <text:p>2.2082</text:p>
          </table:table-cell>
          <table:table-cell office:value-type="float" office:value="2.12794240226723" calcext:value-type="float">
            <text:p>2.12794</text:p>
          </table:table-cell>
          <table:table-cell office:value-type="float" office:value="3.14061640410103" calcext:value-type="float">
            <text:p>3.1406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526058597983" calcext:value-type="float">
            <text:p>2.20526</text:p>
          </table:table-cell>
          <table:table-cell office:value-type="float" office:value="2.12937078019505" calcext:value-type="float">
            <text:p>2.12937</text:p>
          </table:table-cell>
          <table:table-cell office:value-type="float" office:value="3.16547386846712" calcext:value-type="float">
            <text:p>3.1654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377282391196" calcext:value-type="float">
            <text:p>2.20377</text:p>
          </table:table-cell>
          <table:table-cell office:value-type="float" office:value="2.28072025596131" calcext:value-type="float">
            <text:p>2.28072</text:p>
          </table:table-cell>
          <table:table-cell office:value-type="float" office:value="3.1445260130065" calcext:value-type="float">
            <text:p>3.1445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802031197865" calcext:value-type="float">
            <text:p>2.19802</text:p>
          </table:table-cell>
          <table:table-cell office:value-type="float" office:value="2.11070309893227" calcext:value-type="float">
            <text:p>2.1107</text:p>
          </table:table-cell>
          <table:table-cell office:value-type="float" office:value="2.89082457457457" calcext:value-type="float">
            <text:p>2.89082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673340006673" calcext:value-type="float">
            <text:p>2.19673</text:p>
          </table:table-cell>
          <table:table-cell office:value-type="float" office:value="2.12178157323991" calcext:value-type="float">
            <text:p>2.12178</text:p>
          </table:table-cell>
          <table:table-cell office:value-type="float" office:value="2.90673048048048" calcext:value-type="float">
            <text:p>2.90673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114442497079" calcext:value-type="float">
            <text:p>2.18114</text:p>
          </table:table-cell>
          <table:table-cell office:value-type="float" office:value="2.20785855867134" calcext:value-type="float">
            <text:p>2.20786</text:p>
          </table:table-cell>
          <table:table-cell office:value-type="float" office:value="3.20051201802704" calcext:value-type="float">
            <text:p>3.20051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17973168085462" calcext:value-type="float">
            <text:p>2.17973</text:p>
          </table:table-cell>
          <table:table-cell office:value-type="float" office:value="2.2197452428643" calcext:value-type="float">
            <text:p>2.21975</text:p>
          </table:table-cell>
          <table:table-cell office:value-type="float" office:value="3.23153229844767" calcext:value-type="float">
            <text:p>3.23153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207499374531" calcext:value-type="float">
            <text:p>2.17207</text:p>
          </table:table-cell>
          <table:table-cell office:value-type="float" office:value="2.33484842798766" calcext:value-type="float">
            <text:p>2.33485</text:p>
          </table:table-cell>
          <table:table-cell office:value-type="float" office:value="3.3909594696022" calcext:value-type="float">
            <text:p>3.39096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987476035676" calcext:value-type="float">
            <text:p>2.16987</text:p>
          </table:table-cell>
          <table:table-cell office:value-type="float" office:value="2.28806659998333" calcext:value-type="float">
            <text:p>2.28807</text:p>
          </table:table-cell>
          <table:table-cell office:value-type="float" office:value="3.17033258314579" calcext:value-type="float">
            <text:p>3.1703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154840793532" calcext:value-type="float">
            <text:p>2.16155</text:p>
          </table:table-cell>
          <table:table-cell office:value-type="float" office:value="2.28840585146287" calcext:value-type="float">
            <text:p>2.28841</text:p>
          </table:table-cell>
          <table:table-cell office:value-type="float" office:value="3.17458364591148" calcext:value-type="float">
            <text:p>3.1745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5623874155617" calcext:value-type="float">
            <text:p>2.15624</text:p>
          </table:table-cell>
          <table:table-cell office:value-type="float" office:value="2.3115082144942" calcext:value-type="float">
            <text:p>2.31151</text:p>
          </table:table-cell>
          <table:table-cell office:value-type="float" office:value="3.08475231423568" calcext:value-type="float">
            <text:p>3.0847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5203861229255" calcext:value-type="float">
            <text:p>2.15204</text:p>
          </table:table-cell>
          <table:table-cell office:value-type="float" office:value="2.30348459261113" calcext:value-type="float">
            <text:p>2.30348</text:p>
          </table:table-cell>
          <table:table-cell office:value-type="float" office:value="3.11345509131849" calcext:value-type="float">
            <text:p>3.11346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177078122395" calcext:value-type="float">
            <text:p>2.15177</text:p>
          </table:table-cell>
          <table:table-cell office:value-type="float" office:value="2.14863879856595" calcext:value-type="float">
            <text:p>2.14864</text:p>
          </table:table-cell>
          <table:table-cell office:value-type="float" office:value="2.575504002001" calcext:value-type="float">
            <text:p>2.575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15041937703277" calcext:value-type="float">
            <text:p>2.15042</text:p>
          </table:table-cell>
          <table:table-cell office:value-type="float" office:value="2.35049151446919" calcext:value-type="float">
            <text:p>2.35049</text:p>
          </table:table-cell>
          <table:table-cell office:value-type="float" office:value="3.48707905929447" calcext:value-type="float">
            <text:p>3.48708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178610138403" calcext:value-type="float">
            <text:p>2.14179</text:p>
          </table:table-cell>
          <table:table-cell office:value-type="float" office:value="2.13623978655995" calcext:value-type="float">
            <text:p>2.13624</text:p>
          </table:table-cell>
          <table:table-cell office:value-type="float" office:value="2.61896073036518" calcext:value-type="float">
            <text:p>2.6189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SUM([.A1:.A5])" office:value-type="float" office:value="0" calcext:value-type="float">
            <text:p>0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1" calcext:value-type="float">
            <text:p>1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1" calcext:value-type="float">
            <text:p>1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4" calcext:value-type="float">
            <text:p>4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5" calcext:value-type="float">
            <text:p>5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1" calcext:value-type="float">
            <text:p>1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0" calcext:value-type="float">
            <text:p>0</text:p>
          </table:table-cell>
          <table:table-cell table:formula="of:=SUM([.Z1:.Z5])" office:value-type="float" office:value="3" calcext:value-type="float">
            <text:p>3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5" calcext:value-type="float">
            <text:p>5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4" calcext:value-type="float">
            <text:p>4</text:p>
          </table:table-cell>
          <table:table-cell table:formula="of:=SUM([.AJ1:.AJ5])" office:value-type="float" office:value="5" calcext:value-type="float">
            <text:p>5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4" calcext:value-type="float">
            <text:p>4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4" calcext:value-type="float">
            <text:p>4</text:p>
          </table:table-cell>
          <table:table-cell table:formula="of:=SUM([.AP1:.AP5])" office:value-type="float" office:value="1" calcext:value-type="float">
            <text:p>1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1" calcext:value-type="float">
            <text:p>1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4" calcext:value-type="float">
            <text:p>4</text:p>
          </table:table-cell>
          <table:table-cell table:formula="of:=SUM([.BA1:.BA5])" office:value-type="float" office:value="1" calcext:value-type="float">
            <text:p>1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1" calcext:value-type="float">
            <text:p>1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4" calcext:value-type="float">
            <text:p>4</text:p>
          </table:table-cell>
          <table:table-cell table:formula="of:=SUM([.BG1:.BG5])" office:value-type="float" office:value="1" calcext:value-type="float">
            <text:p>1</text:p>
          </table:table-cell>
          <table:table-cell table:formula="of:=SUM([.BH1:.BH5])" office:value-type="float" office:value="1" calcext:value-type="float">
            <text:p>1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1" calcext:value-type="float">
            <text:p>1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1" calcext:value-type="float">
            <text:p>1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4" calcext:value-type="float">
            <text:p>4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13:05:26.149345781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4639" meta:object-count="0"/>
  </office:meta>
</office:document-meta>
</file>